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7cm" fo:min-width="3.406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09cm" fo:min-width="2.376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4.993cm" fo:min-width="0.93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908cm" fo:min-width="1.48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19cm" fo:min-width="1.0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fill-color="#5eb91e" draw:textarea-horizontal-align="justify" draw:textarea-vertical-align="middle" draw:auto-grow-height="false" fo:min-height="0.808cm" fo:min-width="3.961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10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1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3" draw:marker-end-width="0.3cm" draw:fill="none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14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721cm" fo:min-width="1.233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8" draw:marker-end-width="0.3cm" draw:fill="none" loext:decorative="false"/>
      <style:paragraph-properties style:writing-mode="lr-tb"/>
    </style:style>
    <style:style style:name="gr19" style:family="graphic" style:parent-style-name="objectwithoutfill" style:list-style-name="L1">
      <style:graphic-properties draw:marker-end="Extrémités_20_de_20_flèche_20_21" draw:marker-end-width="0.3cm" draw:fill="none" loext:decorative="false"/>
      <style:paragraph-properties style:writing-mode="lr-tb"/>
    </style:style>
    <style:style style:name="gr20" style:family="graphic" style:parent-style-name="objectwithoutfill">
      <style:graphic-properties draw:marker-end="Extrémités_20_de_20_flèche_20_23" draw:marker-end-width="0.3cm" draw:fill="non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89cm" fo:min-width="1.304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24" draw:marker-end-width="0.3cm" draw:fill="none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25" draw:marker-end-width="0.3cm" draw:fill="none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26" draw:marker-end-width="0.3cm" draw:fill="none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549cm" loext:decorative="false"/>
      <style:paragraph-properties style:writing-mode="lr-tb"/>
    </style:style>
    <style:style style:name="gr26" style:family="graphic" style:parent-style-name="objectwithoutfill">
      <style:graphic-properties draw:marker-end="Extrémités_20_de_20_flèche_20_28" draw:marker-end-width="0.3cm" draw:fill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9" style:family="graphic" style:parent-style-name="standard">
      <style:graphic-properties draw:fill-color="#800080" draw:textarea-horizontal-align="justify" draw:textarea-vertical-align="middle" draw:auto-grow-height="false" fo:min-height="1.016cm" fo:min-width="1.962cm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29" draw:marker-end-width="0.3cm" draw:fill="none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  <style:text-properties fo:font-size="10pt" style:font-size-asian="7pt" style:font-size-complex="7pt"/>
    </style:style>
    <style:style style:name="P5" style:family="paragraph">
      <loext:graphic-properties draw:fill-color="#ffde59"/>
      <style:paragraph-properties fo:text-align="center" style:writing-mode="lr-tb"/>
      <style:text-properties fo:font-size="10pt" style:font-size-asian="7pt" style:font-size-complex="7pt"/>
    </style:style>
    <style:style style:name="P6" style:family="paragraph">
      <loext:graphic-properties draw:fill-color="#ff0000"/>
      <style:paragraph-properties fo:text-align="center" style:writing-mode="lr-tb"/>
      <style:text-properties fo:font-size="10pt" style:font-size-asian="7pt" style:font-size-complex="7pt"/>
    </style:style>
    <style:style style:name="P7" style:family="paragraph">
      <style:paragraph-properties fo:text-align="center" style:writing-mode="lr-tb"/>
      <style:text-properties fo:color="#111111" loext:opacity="100%" fo:font-size="10pt" style:font-size-asian="7pt" style:font-size-complex="7pt"/>
    </style:style>
    <style:style style:name="P8" style:family="paragraph">
      <loext:graphic-properties draw:fill-color="#5eb91e"/>
      <style:paragraph-properties fo:text-align="center" style:writing-mode="lr-tb"/>
      <style:text-properties fo:color="#111111" loext:opacity="100%" fo:font-size="10pt" style:font-size-asian="7pt" style:font-size-complex="7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7pt" style:font-size-complex="7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color="#000000" loext:opacity="100%" fo:font-size="10pt" style:font-size-asian="10pt" style:font-size-complex="10pt"/>
    </style:style>
    <style:style style:name="P16" style:family="paragraph">
      <loext:graphic-properties draw:fill-color="#800080"/>
      <style:paragraph-properties fo:text-align="center"/>
      <style:text-properties fo:color="#000000" loext:opacity="100%" fo:font-size="10pt" style:font-size-asian="10pt" style:font-size-complex="10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7pt" style:font-size-complex="7pt"/>
    </style:style>
    <style:style style:name="T2" style:family="text">
      <style:text-properties fo:color="#ff0000" loext:opacity="100%" fo:font-size="10pt" style:font-size-asian="7pt" style:font-size-complex="7pt"/>
    </style:style>
    <style:style style:name="T3" style:family="text">
      <style:text-properties fo:color="#ff4000" loext:opacity="100%" fo:font-size="10pt" style:font-size-asian="7pt" style:font-size-complex="7pt"/>
    </style:style>
    <style:style style:name="T4" style:family="text">
      <style:text-properties fo:color="#111111" loext:opacity="100%" fo:font-size="10pt" style:font-size-asian="7pt" style:font-size-complex="7pt"/>
    </style:style>
    <style:style style:name="T5" style:family="text">
      <style:text-properties fo:color="#000000" loext:opacity="100%" fo:font-size="10pt" style:font-size-asian="7pt" style:font-size-complex="7pt"/>
    </style:style>
    <style:style style:name="T6" style:family="text">
      <style:text-properties fo:color="#2a6099" loext:opacity="100%" fo:font-size="10pt" style:font-size-asian="7pt" style:font-size-complex="7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c1c1c" loext:opacity="100%" fo:font-size="10pt" style:font-size-asian="7pt" style:font-size-complex="7pt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d1d75" loext:opacity="100%" fo:font-size="10pt" style:font-size-asian="7pt" style:font-size-complex="7pt"/>
    </style:style>
    <style:style style:name="T13" style:family="text">
      <style:text-properties fo:color="#c9211e" loext:opacity="100%" fo:font-size="10pt" style:font-size-asian="7pt" style:font-size-complex="7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0pt" fo:text-shadow="none" style:font-size-asian="7pt" style:font-size-complex="7pt"/>
    </style:style>
    <style:style style:name="T17" style:family="text">
      <style:text-properties fo:color="#ff0000" loext:opacity="100%" fo:font-size="10pt" fo:text-shadow="none" style:font-size-asian="7pt" style:font-size-complex="7pt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10pt" style:font-size-asian="10pt" style:font-size-complex="10pt"/>
    </style:style>
    <style:style style:name="T20" style:family="text">
      <style:text-properties fo:color="#ff4000" loext:opacity="100%" fo:font-size="10pt" style:font-size-asian="10pt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ff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24cm" svg:height="2.045cm" svg:x="2.098cm" svg:y="1.369cm">
          <text:p text:style-name="P1"><text:span text:style-name="T1">Infix-prefix-test ?</text:span></text:p>
          <text:p text:style-name="P1"><text:span text:style-name="T1">State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066cm" svg:height="1.637cm" svg:x="18.256cm" svg:y="2.891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7.622cm" svg:y1="2.392cm" svg:x2="18.256cm" svg:y2="3.71cm" draw:start-shape="id1" draw:start-glue-point="10" draw:end-shape="id2" draw:end-glue-point="6" svg:d="M7622 2392c7977 0 2660 1318 10634 1318" svg:viewBox="0 0 10635 1319">
          <text:p text:style-name="P2"><text:span text:style-name="T1">(</text:span><text:span text:style-name="T2">-</text:span><text:span text:style-name="T1">)</text:span></text:p>
          <text:p text:style-name="P2"><text:span text:style-name="T1">(</text:span><text:span text:style-name="T2">+</text:span><text:span text:style-name="T1">)</text:span></text:p>
          <text:p text:style-name="P2"><text:span text:style-name="T1">(</text:span><text:span text:style-name="T3">- </text:span><text:span text:style-name="T4">x y)</text:span></text:p>
          <text:p text:style-name="P3"><text:span text:style-name="T5">(</text:span><text:span text:style-name="T2">-</text:span><text:span text:style-name="T6"> ∘</text:span><text:span text:style-name="T5"> sqr)</text:span></text:p>
        </draw:connector>
        <draw:custom-shape draw:style-name="gr4" draw:text-style-name="P5" xml:id="id3" draw:id="id3" draw:layer="layout" svg:width="2.032cm" svg:height="7.413cm" svg:x="19.485cm" svg:y="8.08cm">
          <text:p text:style-name="P1"><text:span text:style-name="T1">IN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0.289cm" svg:y1="4.528cm" svg:x2="20.501cm" svg:y2="8.08cm" draw:start-shape="id2" draw:start-glue-point="8" draw:end-shape="id3" draw:end-glue-point="4" svg:d="M20289 4528c0 2664 212 888 212 3552" svg:viewBox="0 0 213 3553">
          <text:p text:style-name="P2"><text:span text:style-name="T1">+,-,∘</text:span></text:p>
          <text:p text:style-name="P3"><text:span text:style-name="T5">-</text:span><text:span text:style-name="T6"> </text:span><text:span text:style-name="T3">-</text:span><text:span text:style-name="T6"> </text:span><text:span text:style-name="T5">x * y</text:span></text:p>
          <text:p text:style-name="P3"><text:span text:style-name="T7">(- </text:span><text:span text:style-name="T3">∘</text:span><text:span text:style-name="T2"> </text:span><text:span text:style-name="T5">sqr)</text:span></text:p>
        </draw:connector>
        <draw:custom-shape draw:style-name="gr6" draw:text-style-name="P6" xml:id="id4" draw:id="id4" draw:layer="layout" svg:width="2.803cm" svg:height="1.636cm" svg:x="25.523cm" svg:y="1.603cm">
          <text:p text:style-name="P1"><text:span text:style-name="T4">SYNTAX</text:span><text:span text:style-name="T1"> </text:span><text:span text:style-name="T4">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22.322cm" svg:y1="3.71cm" svg:x2="25.523cm" svg:y2="2.421cm" draw:start-shape="id2" draw:start-glue-point="10" draw:end-shape="id4" draw:end-glue-point="6" svg:d="M22322 3710c2401 0 801-1289 3201-1289" svg:viewBox="0 0 3202 1290">
          <text:p text:style-name="P2"><text:span text:style-name="T1">Operator and Not +,-,∘</text:span></text:p>
          <text:p text:style-name="P2"><text:span text:style-name="T1">² ³ …</text:span></text:p>
        </draw:connector>
        <draw:custom-shape draw:style-name="gr8" draw:text-style-name="P1" xml:id="id5" draw:id="id5" draw:layer="layout" svg:width="2.178cm" svg:height="1.227cm" svg:x="25.343cm" svg:y="17.726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21.727cm" svg:y1="4.289cm" svg:x2="26.432cm" svg:y2="17.726cm" draw:start-shape="id2" draw:start-glue-point="9" draw:end-shape="id5" draw:end-glue-point="4" svg:d="M21727 4289c0 10257 4705 3539 4705 13437" svg:viewBox="0 0 4706 13438">
          <text:p text:style-name="P2"><text:span text:style-name="T1">NO-OP (NOt OPerator) </text:span></text:p>
          <text:p text:style-name="P3"><text:span text:style-name="T1">(- </text:span><text:span text:style-name="T2">x</text:span><text:span text:style-name="T1"> y)</text:span></text:p>
          <text:p text:style-name="P3"><text:span text:style-name="T5">(</text:span><text:span text:style-name="T6">- </text:span><text:span text:style-name="T2">x</text:span><text:span text:style-name="T6"> * y)</text:span></text:p>
          <text:p text:style-name="P3"><text:span text:style-name="T5">(</text:span><text:span text:style-name="T6">+ </text:span><text:span text:style-name="T2">x</text:span><text:span text:style-name="T6"> * y</text:span><text:span text:style-name="T5">)</text:span></text:p>
          <text:p text:style-name="P3"><text:span text:style-name="T4">(- </text:span><text:span text:style-name="T3">x</text:span><text:span text:style-name="T8">)</text:span></text:p>
          <text:p text:style-name="P3"><text:span text:style-name="T4">(- </text:span><text:span text:style-name="T3">x </text:span><text:span text:style-name="T8">²)</text:span></text:p>
          <text:p text:style-name="P3"><text:span text:style-name="T9">- </text:span><text:span text:style-name="T10">f </text:span><text:span text:style-name="T5">∘</text:span></text:p>
        </draw:connector>
        <draw:custom-shape draw:style-name="gr10" draw:text-style-name="P8" xml:id="id6" draw:id="id6" draw:layer="layout" svg:width="6.309cm" svg:height="1.494cm" svg:x="8.611cm" svg:y="17.167cm">
          <text:p text:style-name="P7"><text:span text:style-name="T4">PRE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25.343cm" svg:y1="18.34cm" svg:x2="14.92cm" svg:y2="17.914cm" draw:start-shape="id5" draw:start-glue-point="6" draw:end-shape="id6" draw:end-glue-point="10" svg:d="M25343 18340c-7816 0-2605-426-10423-426" svg:viewBox="0 0 10424 427">
          <text:p text:style-name="P2"><text:span text:style-name="T1">NO-OP</text:span></text:p>
          <text:p text:style-name="P2"><text:span text:style-name="T1">(- x </text:span><text:span text:style-name="T2">y</text:span><text:span text:style-name="T8">)</text:span></text:p>
          <text:p text:style-name="P2"><text:span text:style-name="T8">NIL</text:span></text:p>
          <text:p text:style-name="P3"><text:span text:style-name="T2">(</text:span><text:span text:style-name="T8">- x</text:span><text:span text:style-name="T2">)</text:span></text:p>
          <text:p text:style-name="P3"><text:span text:style-name="T1"/></text:p>
          <text:p text:style-name="P3"><text:span text:style-name="T2"/></text:p>
        </draw:connector>
        <draw:connector draw:style-name="gr12" draw:text-style-name="P4" draw:layer="layout" draw:type="curve" svg:x1="25.662cm" svg:y1="17.905cm" svg:x2="20.501cm" svg:y2="15.493cm" draw:start-shape="id5" draw:start-glue-point="5" draw:end-shape="id3" draw:end-glue-point="8" svg:d="M25662 17905c0-1944-5161-738-5161-2412" svg:viewBox="0 0 5162 2413">
          <text:p text:style-name="P2"><text:span text:style-name="T1">Math operator</text:span></text:p>
          <text:p text:style-name="P2"><text:span text:style-name="T1">- x </text:span><text:span text:style-name="T3">* </text:span><text:span text:style-name="T4">y</text:span></text:p>
          <text:p text:style-name="P3"><text:span text:style-name="T4">+ x </text:span><text:span text:style-name="T3">* </text:span><text:span text:style-name="T4">y</text:span></text:p>
          <text:p text:style-name="P3"><text:span text:style-name="T4">x </text:span><text:span text:style-name="T3">* </text:span><text:span text:style-name="T4">y</text:span></text:p>
          <text:p text:style-name="P3"><text:span text:style-name="T11">Superscript</text:span></text:p>
          <text:p text:style-name="P3"><text:span text:style-name="T11">⁰ ¹ ² ³ ⁴ ⁵ </text:span><text:span text:style-name="T11">... <text:s text:c="2"/></text:span></text:p>
          <text:p text:style-name="P3"><text:span text:style-name="T8">- x</text:span><text:span text:style-name="T12"> </text:span><text:span text:style-name="T2">²</text:span></text:p>
          <text:p text:style-name="P3"><text:span text:style-name="T4">x</text:span><text:span text:style-name="T2"> ²</text:span></text:p>
        </draw:connector>
        <draw:connector draw:style-name="gr13" draw:text-style-name="P9" draw:layer="layout" draw:type="curve" svg:x1="6.813cm" svg:y1="3.115cm" svg:x2="10.576cm" svg:y2="5.217cm" draw:start-shape="id1" draw:start-glue-point="9" draw:end-shape="id7" draw:end-glue-point="6" svg:d="M6813 3115c0 1402 1254 2102 3763 2102" svg:viewBox="0 0 3764 2103">
          <text:p text:style-name="P3"><text:span text:style-name="T1"/></text:p>
          <text:p text:style-name="P3"><text:span text:style-name="T11">NO-OP </text:span><text:span text:style-name="T1">(NOt OPerator)</text:span></text:p>
          <text:p text:style-name="P2"><text:span text:style-name="T1">Variables</text:span></text:p>
          <text:p text:style-name="P3"><text:span text:style-name="T5">(</text:span><text:span text:style-name="T2">x</text:span><text:span text:style-name="T6"> *</text:span><text:span text:style-name="T5"> y)</text:span></text:p>
          <text:p text:style-name="P3"><text:span text:style-name="T5">(</text:span><text:span text:style-name="T3">x </text:span><text:span text:style-name="T4">²</text:span><text:span text:style-name="T5">)</text:span></text:p>
          <text:p text:style-name="P3"><text:span text:style-name="T5"><text:s/></text:span><text:span text:style-name="T5">Unknown Procedure</text:span></text:p>
          <text:p text:style-name="P3"><text:span text:style-name="T4">(</text:span><text:span text:style-name="T2">f </text:span><text:span text:style-name="T5">x)</text:span></text:p>
          <text:p text:style-name="P3"><text:span text:style-name="T5">(</text:span><text:span text:style-name="T2">f</text:span><text:span text:style-name="T6"> ∘</text:span><text:span text:style-name="T5"> g)</text:span></text:p>
          <text:p text:style-name="P3"><text:span text:style-name="T5">(</text:span><text:span text:style-name="T2">foo</text:span><text:span text:style-name="T4">)</text:span></text:p>
        </draw:connector>
        <draw:connector draw:style-name="gr14" draw:text-style-name="P4" draw:layer="layout" draw:type="curve" svg:x1="18.851cm" svg:y1="4.289cm" svg:x2="13.996cm" svg:y2="17.385cm" draw:start-shape="id2" draw:start-glue-point="7" draw:end-shape="id6" draw:end-glue-point="11" svg:d="M18851 4289c0 9838-4855 3291-4855 13096" svg:viewBox="0 0 4856 13097">
          <text:p text:style-name="P2"><text:span text:style-name="T1">NIL</text:span></text:p>
          <text:p text:style-name="P2"><text:span text:style-name="T2">(</text:span><text:span text:style-name="T5">+</text:span><text:span text:style-name="T2">)</text:span></text:p>
        </draw:connector>
        <draw:connector draw:style-name="gr15" draw:text-style-name="P9" draw:layer="layout" draw:type="line" svg:x1="6.813cm" svg:y1="1.668cm" svg:x2="25.933cm" svg:y2="1.842cm" draw:start-shape="id1" draw:start-glue-point="11" draw:end-shape="id4" draw:end-glue-point="5" svg:d="M6813 1668l19120 174" svg:viewBox="0 0 19121 175">
          <text:p text:style-name="P3"><text:span text:style-name="T1">Superscript</text:span></text:p>
          <text:p text:style-name="P3"><text:span text:style-name="T2">²</text:span><text:span text:style-name="T5">,</text:span><text:span text:style-name="T2">³ <text:s/></text:span><text:span text:style-name="T5">…</text:span><text:span text:style-name="T2"> </text:span><text:span text:style-name="T5">(</text:span><text:span text:style-name="T2">²</text:span><text:span text:style-name="T5">)</text:span></text:p>
        </draw:connector>
        <draw:connector draw:style-name="gr16" draw:text-style-name="P9" draw:layer="layout" draw:type="curve" svg:x1="2.098cm" svg:y1="2.392cm" svg:x2="8.611cm" svg:y2="17.914cm" draw:start-shape="id1" draw:start-glue-point="6" draw:end-shape="id6" draw:end-glue-point="6" svg:d="M2098 2392c-751 0-4008 15522 6513 15522" svg:viewBox="0 0 7580 15523">
          <text:p/>
        </draw:connector>
        <draw:custom-shape draw:style-name="gr17" draw:text-style-name="P1" xml:id="id8" draw:id="id8" draw:layer="layout" svg:width="2.449cm" svg:height="1.371cm" svg:x="4.763cm" svg:y="13.44cm">
          <text:p text:style-name="P1"><text:span text:style-name="T1">S3</text:span></text:p>
          <text:p text:style-name="P1"><text:span text:style-name="T1">Prefix prior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2.907cm" svg:y1="3.115cm" svg:x2="5.988cm" svg:y2="13.44cm" draw:start-shape="id1" draw:start-glue-point="7" draw:end-shape="id8" draw:end-glue-point="4" svg:d="M2907 3115c0 7968 3081 2806 3081 10325" svg:viewBox="0 0 3082 10326">
          <text:p text:style-name="P3"><text:span text:style-name="T5">Known Procedure </text:span></text:p>
          <text:p text:style-name="P3"><text:span text:style-name="T5">Operators and Not +,-</text:span></text:p>
          <text:p text:style-name="P3"><text:span text:style-name="T8">(</text:span><text:span text:style-name="T13">/ </text:span><text:span text:style-name="T8">x y)</text:span></text:p>
          <text:p text:style-name="P3"><text:span text:style-name="T8">(</text:span><text:span text:style-name="T3">* </text:span><text:span text:style-name="T5">x y)</text:span></text:p>
          <text:p text:style-name="P3"><text:span text:style-name="T8">(</text:span><text:span text:style-name="T3">/</text:span><text:span text:style-name="T5">)</text:span></text:p>
          <text:p text:style-name="P3"><text:span text:style-name="T8">(</text:span><text:span text:style-name="T2">sin</text:span><text:span text:style-name="T3"> </text:span><text:span text:style-name="T5">x)</text:span></text:p>
          <text:p text:style-name="P3"><text:span text:style-name="T5">(</text:span><text:span text:style-name="T2">cons </text:span><text:span text:style-name="T4">+ L)</text:span></text:p>
          <text:p text:style-name="P3"><text:span text:style-name="T14">(</text:span><text:span text:style-name="T15">sin </text:span><text:span text:style-name="T5">∘ sqr)</text:span></text:p>
          <text:p text:style-name="P3"><text:span text:style-name="T7">(</text:span><text:span text:style-name="T3">∘ </text:span><text:span text:style-name="T16">sin sqr)</text:span></text:p>
          <text:p text:style-name="P3"><text:span text:style-name="T10">(cons </text:span><text:span text:style-name="T17">∘ L) </text:span></text:p>
          <text:p text:style-name="P3"><text:span text:style-name="T16">(</text:span><text:span text:style-name="T17">/ </text:span><text:span text:style-name="T16">²)</text:span></text:p>
        </draw:connector>
        <draw:connector draw:style-name="gr19" draw:text-style-name="P10" draw:layer="layout" draw:type="curve" svg:x1="7.212cm" svg:y1="14.126cm" svg:x2="19.782cm" svg:y2="14.408cm" draw:start-shape="id8" draw:start-glue-point="10" draw:end-shape="id3" draw:end-glue-point="7" svg:d="M7212 14126c9205 0 2921 282 12570 282" svg:viewBox="0 0 12571 283">
          <text:p text:style-name="P3"><text:span text:style-name="T5">Function composition (priority)</text:span></text:p>
          <text:p text:style-name="P3"><text:span text:style-name="T7">(sin</text:span><text:span text:style-name="T18"> </text:span><text:span text:style-name="T3">∘</text:span><text:span text:style-name="T5"> sqr)</text:span></text:p>
          <text:p text:style-name="P3"><text:span text:style-name="T7">(positive-integer? </text:span><text:span text:style-name="T15">←</text:span><text:span text:style-name="T7"> (</text:span><text:span text:style-name="T19">λ (x) ….))</text:span></text:p>
          <text:p text:style-name="P3"><text:span text:style-name="T19">(… </text:span><text:span text:style-name="T20">&lt;+</text:span><text:span text:style-name="T19"> ...)</text:span></text:p>
        </draw:connector>
        <draw:connector draw:style-name="gr20" draw:text-style-name="P11" draw:layer="layout" draw:type="curve" svg:x1="5.988cm" svg:y1="14.811cm" svg:x2="9.535cm" svg:y2="17.385cm" draw:start-shape="id8" draw:start-glue-point="8" draw:end-shape="id6" draw:end-glue-point="5" svg:d="M5988 14811c0 1767 3547 480 3547 2574" svg:viewBox="0 0 3548 2575">
          <text:p text:style-name="P3"><text:span text:style-name="T5">(* </text:span><text:span text:style-name="T2">x </text:span><text:span text:style-name="T5">y)</text:span></text:p>
          <text:p text:style-name="P3"><text:span text:style-name="T8">(/ </text:span><text:span text:style-name="T3">x </text:span><text:span text:style-name="T8">y)</text:span></text:p>
          <text:p text:style-name="P3"><text:span text:style-name="T2">( </text:span><text:span text:style-name="T5">/</text:span><text:span text:style-name="T2"> )</text:span></text:p>
          <text:p text:style-name="P3"><text:span text:style-name="T5">(sin </text:span><text:span text:style-name="T2">x</text:span><text:span text:style-name="T5">)</text:span></text:p>
          <text:p text:style-name="P3"><text:span text:style-name="T5">(cons </text:span><text:span text:style-name="T2">+</text:span><text:span text:style-name="T5"> L)</text:span></text:p>
          <text:p text:style-name="P3"><text:span text:style-name="T7">(</text:span><text:span text:style-name="T5">∘ </text:span><text:span text:style-name="T3">sin </text:span><text:span text:style-name="T5">sqr)</text:span></text:p>
        </draw:connector>
        <draw:custom-shape draw:style-name="gr21" draw:text-style-name="P1" xml:id="id7" draw:id="id7" draw:layer="layout" svg:width="2.55cm" svg:height="1.893cm" draw:transform="skewX (-0.0294960643587042) translate (10.548cm 4.27cm)">
          <text:p text:style-name="P1"><text:span text:style-name="T1">S4</text:span></text:p>
          <text:p text:style-name="P1"><text:span text:style-name="T1">Infix prio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0" draw:layer="layout" draw:type="curve" svg:x1="13.127cm" svg:y1="5.217cm" svg:x2="19.782cm" svg:y2="9.165cm" draw:start-shape="id7" draw:start-glue-point="10" draw:end-shape="id3" draw:end-glue-point="5" svg:d="M13127 5217c4768 0 1441 3948 6655 3948" svg:viewBox="0 0 6656 3949">
          <text:p text:style-name="P3"><text:span text:style-name="T4">Function composition (priority)</text:span></text:p>
          <text:p text:style-name="P3"><text:span text:style-name="T4">(f </text:span><text:span text:style-name="T3">∘ </text:span><text:span text:style-name="T5">g)</text:span></text:p>
          <text:p text:style-name="P3"><text:span text:style-name="T5">Operators</text:span></text:p>
          <text:p text:style-name="P3"><text:span text:style-name="T5">(x </text:span><text:span text:style-name="T2">* </text:span><text:span text:style-name="T5">y)</text:span></text:p>
          <text:p text:style-name="P3"><text:span text:style-name="T5">Superscript (x </text:span><text:span text:style-name="T2">²</text:span><text:span text:style-name="T5">)</text:span></text:p>
          <text:p text:style-name="P3"><text:span text:style-name="T5">(x </text:span><text:span text:style-name="T3">←</text:span><text:span text:style-name="T5"> 7)</text:span></text:p>
        </draw:connector>
        <draw:connector draw:style-name="gr23" draw:text-style-name="P10" draw:layer="layout" draw:type="curve" svg:x1="27.202cm" svg:y1="17.905cm" svg:x2="26.925cm" svg:y2="3.239cm" draw:start-shape="id5" draw:start-glue-point="11" draw:end-shape="id4" draw:end-glue-point="8" svg:d="M27202 17905c0-11133-277-3800-277-14666" svg:viewBox="0 0 278 14667">
          <text:p text:style-name="P3"><text:span text:style-name="T7">- f </text:span><text:span text:style-name="T3">∘</text:span></text:p>
        </draw:connector>
        <draw:connector draw:style-name="gr24" draw:text-style-name="P10" draw:layer="layout" draw:type="curve" svg:x1="11.879cm" svg:y1="6.163cm" svg:x2="11.766cm" svg:y2="17.167cm" draw:start-shape="id7" draw:start-glue-point="8" draw:end-shape="id6" draw:end-glue-point="4" svg:d="M11879 6163c0 8253-113 2751-113 11004" svg:viewBox="0 0 114 11005">
          <text:p text:style-name="P3"><text:span text:style-name="T4">(f </text:span><text:span text:style-name="T2">x</text:span><text:span text:style-name="T8">)</text:span></text:p>
          <text:p text:style-name="P3"><text:span text:style-name="T2">(</text:span><text:span text:style-name="T5">foo</text:span><text:span text:style-name="T2">)</text:span></text:p>
          <text:p text:style-name="P3"><text:span text:style-name="T5">(f </text:span><text:span text:style-name="T2">x </text:span><text:span text:style-name="T4">y z)</text:span></text:p>
          <text:p text:style-name="P3"><text:span text:style-name="T1"/></text:p>
        </draw:connector>
        <draw:frame draw:style-name="gr25" draw:text-style-name="P12" draw:layer="layout" svg:width="1.049cm" svg:height="1.039cm" svg:x="2.382cm" svg:y="11.539cm">
          <draw:text-box>
            <text:p text:style-name="P3"><text:span text:style-name="T1">x</text:span></text:p>
            <text:p text:style-name="P3"><text:span text:style-name="T5">NIL</text:span></text:p>
          </draw:text-box>
        </draw:frame>
        <draw:connector draw:style-name="gr26" draw:text-style-name="P13" draw:layer="layout" draw:type="curve" svg:x1="6.854cm" svg:y1="13.64cm" svg:x2="25.933cm" svg:y2="3cm" draw:start-shape="id8" draw:start-glue-point="11" draw:end-shape="id4" draw:end-glue-point="7" svg:d="M6854 13640c0-7950 19079-2630 19079-10640" svg:viewBox="0 0 19080 10641">
          <text:p/>
        </draw:connector>
        <draw:frame draw:style-name="gr27" draw:text-style-name="P14" draw:layer="layout" svg:width="2.625cm" svg:height="1.039cm" svg:x="7.124cm" svg:y="10.787cm">
          <draw:text-box>
            <text:p><text:span text:style-name="T21">Superscript</text:span></text:p>
            <text:p><text:span text:style-name="T21">(/ </text:span><text:span text:style-name="T22">²</text:span><text:span text:style-name="T19">)</text:span></text:p>
          </draw:text-box>
        </draw:frame>
        <draw:frame draw:style-name="gr28" draw:text-style-name="P12" draw:layer="layout" svg:width="14.946cm" svg:height="1.673cm" svg:x="6.89cm" svg:y="19.121cm">
          <draw:text-box>
            <text:p>Infix / Prefix detection by Finite State Machine </text:p>
          </draw:text-box>
        </draw:frame>
        <draw:custom-shape draw:style-name="gr29" draw:text-style-name="P16" xml:id="id9" draw:id="id9" draw:layer="layout" svg:width="3.48cm" svg:height="1.788cm" svg:x="5.839cm" svg:y="8.295cm">
          <text:p text:style-name="P15"><text:span text:style-name="T19">POST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3" draw:layer="layout" draw:type="curve" svg:x1="10.969cm" svg:y1="5.886cm" svg:x2="7.579cm" svg:y2="8.295cm" draw:start-shape="id7" draw:start-glue-point="7" draw:end-shape="id9" draw:end-glue-point="4" svg:d="M10969 5886c0 2014-3390 810-3390 2409" svg:viewBox="0 0 3391 2410">
          <text:p text:style-name="P17"><text:span text:style-name="T21">NO OP in middle</text:span></text:p>
          <text:p text:style-name="P17"><text:span text:style-name="T21">and known procedure</text:span></text:p>
          <text:p text:style-name="P17"><text:span text:style-name="T21">in last element</text:span></text:p>
          <text:p text:style-name="P17"><text:span text:style-name="T21">(1 2 3 4 5 +)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3465a4" draw:fill="none" draw:textarea-horizontal-align="center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2:36:18.296595306</meta:creation-date>
    <dc:date>2026-02-27T11:21:30.272665192</dc:date>
    <meta:editing-duration>P24DT51M59S</meta:editing-duration>
    <meta:editing-cycles>189</meta:editing-cycles>
    <meta:generator>LibreOffice/24.2.7.2$Linux_X86_64 LibreOffice_project/420$Build-2</meta:generator>
    <meta:document-statistic meta:object-count="30"/>
  </office:meta>
</office:document-meta>
</file>